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normal" officeooo:rsid="0007731b" officeooo:paragraph-rsid="00112e06" style:font-weight-asian="normal" style:font-weight-complex="normal"/>
    </style:style>
    <style:style style:name="P2" style:family="paragraph" style:parent-style-name="Standard">
      <style:text-properties style:font-name="Calibri" fo:font-weight="normal" officeooo:rsid="0007731b" officeooo:paragraph-rsid="0011bf8b" style:font-weight-asian="normal" style:font-weight-complex="normal"/>
    </style:style>
    <style:style style:name="P3" style:family="paragraph" style:parent-style-name="Standard">
      <style:text-properties style:font-name="Calibri" fo:font-weight="bold" officeooo:rsid="0007731b" officeooo:paragraph-rsid="00112e0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2e06" style:font-weight-asian="normal" style:font-weight-complex="normal"/>
    </style:style>
    <style:style style:name="T3" style:family="text">
      <style:text-properties fo:font-weight="normal" officeooo:rsid="00118366" style:font-weight-asian="normal" style:font-weight-complex="normal"/>
    </style:style>
    <style:style style:name="T4" style:family="text">
      <style:text-properties officeooo:rsid="00112e06"/>
    </style:style>
    <style:style style:name="T5" style:family="text">
      <style:text-properties officeooo:rsid="0011bf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eration:<text:span text:style-name="T1"><text:tab/></text:span><text:span text:style-name="T3">erase</text:span><text:span text:style-name="T2">(</text:span><text:span text:style-name="T3">board</text:span><text:span text:style-name="T2"> : Bo</text:span><text:span text:style-name="T3">ard</text:span><text:span text:style-name="T2">)</text:span></text:p>
      <text:p text:style-name="P3"/>
      <text:p text:style-name="P3">Cross References:<text:tab/><text:span text:style-name="T1">Use Case: Play a Level</text:span></text:p>
      <text:p text:style-name="P3"/>
      <text:p text:style-name="P3">Pre-Conditions:</text:p>
      <text:p text:style-name="P1">- <text:span text:style-name="T4">a game is currently in progress</text:span></text:p>
      <text:p text:style-name="P1">- <text:span text:style-name="T5">there are valid lokum combinations to be erased on the board</text:span></text:p>
      <text:p text:style-name="P1">- <text:span text:style-name="T5">there are no previously-matched lokums that have not been erased</text:span></text:p>
      <text:p text:style-name="P3"/>
      <text:p text:style-name="P3">Post-Conditions:</text:p>
      <text:p text:style-name="P1">- <text:span text:style-name="T5">according to the combinations erased a certain score will be added to the total score</text:span></text:p>
      <text:p text:style-name="P1">- <text:span text:style-name="T5">if the level is a time level and time lokums were erased, a certain amount of time will be added to the remaining time</text:span></text:p>
      <text:p text:style-name="P1">- <text:span text:style-name="T5">the board's empty spots will be filled</text:span></text:p>
      <text:p text:style-name="P1">- <text:span text:style-name="T5">the board will be checked again for matches</text:span></text:p>
      <text:p text:style-name="P1">- <text:span text:style-name="T5">the found matches will be erased</text:span></text:p>
      <text:p text:style-name="P2">- <text:span text:style-name="T5">if there are no more matches found, the remaining moves/time/total score will be checked for gameOver conditions</text:span></text:p>
      <text:p text:style-name="P2"><text:span text:style-name="T5">- the board will be updated on the GUI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15:43:46.675000000</meta:creation-date>
    <dc:date>2014-12-14T15:56:20.527000000</dc:date>
    <meta:editing-duration>PT7M12S</meta:editing-duration>
    <meta:editing-cycles>3</meta:editing-cycles>
    <meta:generator>LibreOffice/4.2.1.1$Windows_x86 LibreOffice_project/d7dbbd7842e6a58b0f521599204e827654e1fb8b</meta:generator>
    <meta:document-statistic meta:table-count="0" meta:image-count="0" meta:object-count="0" meta:page-count="1" meta:paragraph-count="14" meta:word-count="135" meta:character-count="742" meta:non-whitespace-character-count="620"/>
  </office:meta>
</office:document-meta>
</file>